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2pt" style:font-size-asian="12pt" style:font-size-complex="12pt"/>
    </style:style>
    <style:style style:name="P2" style:family="paragraph" style:parent-style-name="Standard">
      <style:paragraph-properties fo:margin-left="0.2008in" fo:margin-right="0in" fo:text-indent="-0.2008in" style:auto-text-indent="false"/>
      <style:text-properties style:font-name="Cambria" fo:font-size="12pt" style:font-size-asian="12pt" style:font-size-complex="12pt"/>
    </style:style>
    <style:style style:name="P3" style:family="paragraph" style:parent-style-name="Text_20_body" style:list-style-name="L2">
      <style:paragraph-properties fo:orphans="2" fo:widows="2"/>
      <style:text-properties fo:font-variant="normal" fo:text-transform="none" fo:color="#000000" style:font-name="Cambria" fo:font-size="12pt" fo:letter-spacing="normal" fo:font-style="normal" fo:font-weight="normal" style:font-size-asian="12pt" style:font-size-complex="12pt"/>
    </style:style>
    <style:style style:name="P4" style:family="paragraph" style:parent-style-name="Text_20_body" style:list-style-name="L2">
      <style:paragraph-properties fo:orphans="2" fo:widows="2"/>
      <style:text-properties fo:font-variant="normal" fo:text-transform="none" fo:color="#000000" style:font-name="Cambria" fo:font-size="12pt" fo:letter-spacing="normal" fo:font-style="normal" fo:font-weight="normal" fo:background-color="#dddddd" style:font-size-asian="12pt" style:font-size-complex="12pt"/>
    </style:style>
    <style:style style:name="P5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000000" style:font-name="Cambria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top="0in" fo:margin-bottom="0in" fo:orphans="2" fo:widows="2"/>
      <style:text-properties fo:font-variant="normal" fo:text-transform="none" fo:color="#000000" style:font-name="Cambria" fo:font-size="12pt" fo:letter-spacing="normal" fo:font-style="normal" fo:font-weight="normal" fo:background-color="#dddddd" style:font-size-asian="12pt" style:font-size-complex="12pt"/>
    </style:style>
    <style:style style:name="P7" style:family="paragraph" style:parent-style-name="Text_20_body" style:list-style-name="L2" style:master-page-name="">
      <style:paragraph-properties fo:margin-top="0in" fo:margin-bottom="0in" fo:orphans="2" fo:widows="2" style:page-number="auto"/>
      <style:text-properties fo:font-variant="normal" fo:text-transform="none" fo:color="#000000" style:font-name="Cambria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.4165in" fo:margin-right="0.302in" fo:margin-top="0.1016in" fo:margin-bottom="0in" fo:line-height="150%" fo:text-indent="0in" style:auto-text-indent="false"/>
      <style:text-properties style:font-name="Cambria" fo:font-size="12pt" style:font-size-asian="12pt" style:font-name-complex="Cambria" style:font-size-complex="12pt"/>
    </style:style>
    <style:style style:name="T1" style:family="text">
      <style:text-properties fo:background-color="#ddddd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Untuk menginstall Java-bridge pada komputer pengguna dapat dilakukan dengan melakukan langkah-langkah berikut ini :</text:p>
      <text:p text:style-name="P1"/>
      <text:list xml:id="list324278765457579333" text:style-name="L2">
        <text:list-item>
          <text:list>
            <text:list-item>
              <text:p text:style-name="P7">untuk menginstall java development kit pada server ketik </text:p>
              <text:p text:style-name="P6">apt-get install openjdk-7-jre </text:p>
              <text:p text:style-name="P5"/>
              <text:p text:style-name="P5">atau, </text:p>
              <text:p text:style-name="P6">openjdk-6-jre</text:p>
              <text:p text:style-name="P5"/>
            </text:list-item>
            <text:list-item>
              <text:p text:style-name="P5">untuk memulai instalasi java-bridge masuk kedalam folder local, dengan cara mengetikkan :</text:p>
              <text:p text:style-name="P6">cd /usr/local</text:p>
              <text:p text:style-name="P5"/>
            </text:list-item>
            <text:list-item>
              <text:p text:style-name="P5">untuk mendownload java-bridge ketik </text:p>
              <text:p text:style-name="P6">wget http://vpn.opensipkd.com/java-bridge/java-bridge.tgz</text:p>
              <text:p text:style-name="P5"/>
            </text:list-item>
            <text:list-item>
              <text:p text:style-name="P5">kemudian ekstrak file yang didownload tadi dengan mengetikkan</text:p>
              <text:p text:style-name="P6">tar xfvz java-bridge.tgz</text:p>
              <text:p text:style-name="P5"/>
            </text:list-item>
            <text:list-item>
              <text:p text:style-name="P5">masuk ke folder init.d untuk melakukan konfigurasi cron daily atas java-bridge yang baru saja kita pasang dengan mengetikkan :</text:p>
              <text:p text:style-name="P6">cd /etc/init.d</text:p>
              <text:p text:style-name="P5"/>
            </text:list-item>
            <text:list-item>
              <text:p text:style-name="P5">download file init.sh pada server opensipkd dengan mengetikkan :</text:p>
              <text:p text:style-name="P6">wget -O /etc/init.d/java-bridge http://vpn.opensipkd.com/java-bridge/init.sh</text:p>
              <text:p text:style-name="P6">wget -O /usr/local/bin/java-bridge http://vpn.opensipkd.com/java-bridge/bin.sh</text:p>
              <text:p text:style-name="P6">wget -O /etc/cron.d/java-bridge http://vpn.opensipkd.com/java-bridge/cron</text:p>
              <text:p text:style-name="P5"/>
            </text:list-item>
            <text:list-item>
              <text:p text:style-name="P5">Sesuaikan /etc/init.d/java-bridge dengan versi Java. Periksa dengan cara mengetikkan <text:span text:style-name="T1">dpkg -L openjdk-7-jre | grep jvm | grep ext</text:span>.</text:p>
              <text:p text:style-name="P5"/>
            </text:list-item>
            <text:list-item>
              <text:p text:style-name="P5">ketikkan <text:span text:style-name="T1">chmod 755 java-bridge</text:span></text:p>
              <text:p text:style-name="P5"/>
            </text:list-item>
            <text:list-item>
              <text:p text:style-name="P5">masuk ke folder rc2.d dengan mengetikkan :</text:p>
              <text:p text:style-name="P6">cd /etc/rc2.d</text:p>
              <text:p text:style-name="P5"/>
            </text:list-item>
            <text:list-item>
              <text:p text:style-name="P5">ketikkan <text:span text:style-name="T1">ln -s ../init.d/java-bridge S70java-bridge</text:span></text:p>
              <text:p text:style-name="P3"/>
            </text:list-item>
            <text:list-item>
              <text:p text:style-name="P3">jalankan java-bridge dengan mengetikkan :</text:p>
              <text:p text:style-name="P4">/etc/init.d/java-bridge start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ko Novianto</meta:initial-creator>
    <meta:creation-date>2016-12-09T18:34:54.44</meta:creation-date>
    <dc:date>2016-12-09T23:17:06.38</dc:date>
    <dc:creator>Eko Novianto</dc:creator>
    <meta:editing-duration>PT1H13M29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4" meta:word-count="164" meta:character-count="1313"/>
  </office:meta>
</office:document-meta>
</file>